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a1e" officeooo:paragraph-rsid="001bec5e"/>
    </style:style>
    <style:style style:name="P2" style:family="paragraph" style:parent-style-name="Standard">
      <style:text-properties officeooo:rsid="00154efa" officeooo:paragraph-rsid="001bec5e"/>
    </style:style>
    <style:style style:name="P3" style:family="paragraph" style:parent-style-name="Standard">
      <style:text-properties officeooo:rsid="001cec67" officeooo:paragraph-rsid="001cec67"/>
    </style:style>
    <style:style style:name="P4" style:family="paragraph" style:parent-style-name="Standard">
      <style:text-properties officeooo:rsid="001f47eb" officeooo:paragraph-rsid="001f4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Escribe entre paréntesis)</text:p>
      <text:p text:style-name="P2">[Escribe entre corchetes]</text:p>
      <text:p text:style-name="P2">{Escribe entre llaves}</text:p>
      <text:p text:style-name="P2"/>
      <text:p text:style-name="P2">¿Cómo se llega al museo?</text:p>
      <text:p text:style-name="P2">‘Escribe entre comillas simples’</text:p>
      <text:p text:style-name="P3">Costaba 15 €</text:p>
      <text:p text:style-name="P3">2^5 = 32 <text:s text:c="3"/></text:p>
      <text:p text:style-name="P3"/>
      <text:p text:style-name="P3">MAYÚSCULAS y minúsculas</text:p>
      <text:p text:style-name="P3">MaYúScUlAs y MiNúScUlAs</text:p>
      <text:p text:style-name="P4">La cigüeña no tenía vergüenza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8:11:29.775000000</meta:creation-date>
    <dc:date>2020-12-17T19:15:09.917000000</dc:date>
    <meta:editing-duration>PT7M44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35" meta:character-count="228" meta:non-whitespace-character-count="199"/>
  </office:meta>
</office:document-meta>
</file>